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2333in" fo:margin-left="0in" fo:text-indent="0in">
        <style:tab-stops/>
      </style:paragraph-properties>
    </style:style>
    <style:style style:name="T3" style:parent-style-name="Policepardéfaut" style:family="text">
      <style:text-properties fo:color="#5F5F5F"/>
    </style:style>
    <style:style style:name="T4" style:parent-style-name="Policepardéfaut" style:family="text">
      <style:text-properties fo:color="#5F5F5F" style:text-underline-type="single" style:text-underline-style="solid" style:text-underline-width="auto" style:text-underline-mode="continuous" style:text-underline-color="#5F5F5F"/>
    </style:style>
    <style:style style:name="T5" style:parent-style-name="Policepardéfaut" style:family="text">
      <style:text-properties fo:color="#5F5F5F"/>
    </style:style>
    <style:style style:name="P6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7" style:parent-style-name="Policepardéfaut" style:family="text">
      <style:text-properties fo:color="#5F5F5F"/>
    </style:style>
    <style:style style:name="P8" style:parent-style-name="Normal" style:family="paragraph">
      <style:paragraph-properties fo:margin-bottom="0in" fo:line-height="106%" fo:margin-left="-0.0034in">
        <style:tab-stops/>
      </style:paragraph-properties>
    </style:style>
    <style:style style:name="T9" style:parent-style-name="Policepardéfaut" style:family="text">
      <style:text-properties fo:color="#5F5F5F"/>
    </style:style>
    <style:style style:name="P1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" style:parent-style-name="Policepardéfaut" style:family="text">
      <style:text-properties fo:color="#000000" fo:font-size="11pt" style:font-size-asian="11pt"/>
    </style:style>
    <style:style style:name="P12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3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4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5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6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7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8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19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20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21" style:parent-style-name="Normal" style:family="paragraph">
      <style:paragraph-properties fo:margin-bottom="0.5333in" fo:line-height="106%" fo:margin-left="0in" fo:text-indent="0in">
        <style:tab-stops/>
      </style:paragraph-properties>
    </style:style>
    <style:style style:name="P22" style:parent-style-name="Titre2" style:family="paragraph">
      <style:paragraph-properties fo:margin-left="-0.0034in">
        <style:tab-stops/>
      </style:paragraph-properties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P24" style:parent-style-name="Titre2" style:family="paragraph">
      <style:paragraph-properties fo:margin-left="-0.0034in">
        <style:tab-stops/>
      </style:paragraph-properties>
    </style:style>
    <style:style style:name="P25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26" style:parent-style-name="Policepardéfaut" style:family="text">
      <style:text-properties fo:font-weight="bold" style:font-weight-asian="bold" fo:color="#357DA1"/>
    </style:style>
    <style:style style:name="P27" style:parent-style-name="Normal" style:family="paragraph">
      <style:paragraph-properties fo:margin-left="-0.0034in">
        <style:tab-stops/>
      </style:paragraph-properties>
    </style:style>
    <style:style style:name="P28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29" style:parent-style-name="Policepardéfaut" style:family="text">
      <style:text-properties fo:font-weight="bold" style:font-weight-asian="bold" fo:color="#357DA1"/>
    </style:style>
    <style:style style:name="P30" style:parent-style-name="Normal" style:family="paragraph">
      <style:paragraph-properties fo:margin-left="-0.0034in">
        <style:tab-stops/>
      </style:paragraph-properties>
    </style:style>
    <style:style style:name="P31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32" style:parent-style-name="Policepardéfaut" style:family="text">
      <style:text-properties fo:font-weight="bold" style:font-weight-asian="bold" fo:color="#357DA1"/>
    </style:style>
    <style:style style:name="P33" style:parent-style-name="Normal" style:family="paragraph">
      <style:paragraph-properties fo:margin-left="-0.0034in">
        <style:tab-stops/>
      </style:paragraph-properties>
    </style:style>
    <style:style style:name="P34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35" style:parent-style-name="Policepardéfaut" style:family="text">
      <style:text-properties fo:font-weight="bold" style:font-weight-asian="bold" fo:color="#357DA1"/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bottom="0.05in" fo:line-height="106%" fo:margin-left="-0.0034in">
        <style:tab-stops/>
      </style:paragraph-properties>
    </style:style>
    <style:style style:name="T38" style:parent-style-name="Policepardéfaut" style:family="text">
      <style:text-properties fo:font-weight="bold" style:font-weight-asian="bold" fo:color="#357CA2"/>
    </style:style>
    <style:style style:name="P39" style:parent-style-name="Normal" style:family="paragraph">
      <style:paragraph-properties fo:margin-bottom="0.175in" fo:line-height="106%" fo:margin-left="-0.0034in">
        <style:tab-stops/>
      </style:paragraph-properties>
    </style:style>
    <style:style style:name="P40" style:parent-style-name="Normal" style:family="paragraph">
      <style:paragraph-properties fo:margin-bottom="0.175in" fo:line-height="106%" fo:margin-left="-0.0034in">
        <style:tab-stops/>
      </style:paragraph-properties>
    </style:style>
    <style:style style:name="P41" style:parent-style-name="Titre2" style:family="paragraph">
      <style:paragraph-properties fo:margin-left="-0.0034in">
        <style:tab-stops/>
      </style:paragraph-properties>
    </style:style>
    <style:style style:name="P42" style:parent-style-name="Normal" style:family="paragraph">
      <style:paragraph-properties fo:margin-left="-0.0034in">
        <style:tab-stops/>
      </style:paragraph-properties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bottom="0.175in" fo:line-height="106%" fo:margin-left="-0.0034in">
        <style:tab-stops/>
      </style:paragraph-properties>
    </style:style>
    <style:style style:name="P45" style:parent-style-name="Normal" style:family="paragraph">
      <style:paragraph-properties fo:margin-bottom="0.175in" fo:line-height="106%" fo:margin-left="-0.0034in">
        <style:tab-stops/>
      </style:paragraph-properties>
    </style:style>
    <style:style style:name="P46" style:parent-style-name="Normal" style:family="paragraph">
      <style:paragraph-properties fo:margin-left="-0.0034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family="graphic" style:name="a0">
      <style:graphic-properties style:wrap="parallel" style:wrap-contour="false" draw:fill="none" draw:stroke="solid" svg:stroke-width="0.04167in" svg:stroke-color="#80adba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PLOUVIER Enora<text:s/></text:h>
      <text:p text:style-name="Normal"/>
      <text:p text:style-name="P2"><text:span text:style-name="T3">07 49 41 56 50<text:s/></text:span><text:span text:style-name="T4">enora.plouvier@gmail.com</text:span><text:span text:style-name="T5"><text:s/></text:span></text:p>
      <text:p text:style-name="P6"><text:span text:style-name="T7">14 place Karl Marx<text:s/></text:span></text:p>
      <text:p text:style-name="P8"><text:span text:style-name="T9">Lomme, 59160<text:s/></text:span></text:p>
      <text:p text:style-name="P10"><text:span text:style-name="T11"><draw:custom-shape svg:x="0in" svg:y="0in" svg:width="1.57917in" svg:height="0in" draw:z-index="251658240" draw:id="id0" draw:style-name="a0" draw:name="Group 666" text:anchor-type="paragraph"><svg:title/><svg:desc/><draw:enhanced-geometry draw:path-stretchpoint-y="21600" draw:type="non-primitive" svg:viewBox="0 0 1444625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1444625"/><draw:equation draw:name="f5" draw:formula="?f2 / 0"/><draw:equation draw:name="f6" draw:formula="?f3 - ?f3"/><draw:equation draw:name="f7" draw:formula="?f4 - ?f3"/><draw:equation draw:name="f8" draw:formula="?f7 / 1444625"/><draw:equation draw:name="f9" draw:formula="?f6 / 0"/><draw:equation draw:name="f10" draw:formula="0 / ?f8"/><draw:equation draw:name="f11" draw:formula="1444625 / ?f8"/><draw:equation draw:name="f12" draw:formula="0 / ?f9"/><draw:equation draw:name="f13" draw:formula="?f12 * ?f5"/></draw:enhanced-geometry></draw:custom-shap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h text:style-name="P22" text:outline-level="2">PROFIL<text:s/></text:h>
      <text:p text:style-name="P23">Je suis élève de Seconde au lycée La Salle, à Lille et je suis passionnée par la littérature française comme<text:s/>étrangère et l‘art en général.<text:s/></text:p>
      <text:h text:style-name="P24" text:outline-level="2">EXPÉRIENCE<text:s/></text:h>
      <text:p text:style-name="P25"><text:span text:style-name="T26">PSC1 - 2024<text:s/></text:span></text:p>
      <text:p text:style-name="P27">J’ai eu l’opportunité d’être formée aux premiers secours par l’intermédiaire du collège.<text:s/></text:p>
      <text:p text:style-name="P28"><text:span text:style-name="T29">Création club lecture - 2024<text:s/></text:span></text:p>
      <text:p text:style-name="P30">Avec des amis, nous avons pris l’initiative de créer un club lecture au collège avec notre professeure documentaliste.<text:s/></text:p>
      <text:p text:style-name="P31"><text:span text:style-name="T32">Participation à un Concours d’Écriture Collégiens - 2025<text:s/></text:span></text:p>
      <text:p text:style-name="P33">J’ai pris part au Concours d’Écriture Collégiens organisé par la villa départementale Marguerite Yourcenar proposé au Nord de la France.<text:s/></text:p>
      <text:p text:style-name="P34"><text:span text:style-name="T35">Actions Association de Parents d’Élèves (APEL)<text:s/></text:span></text:p>
      <text:p text:style-name="P36">Durant mes quatre années de collège, j’ai aidé durant les événements que l’APEL a préparé, notamment l’emballage des cookies que nous avions vendus pour financer des voyages mais aussi la distribution des colis de fournitures scolaires.<text:s/></text:p>
      <text:p text:style-name="P37"><text:span text:style-name="T38">ÉTUDES<text:s/></text:span></text:p>
      <text:p text:style-name="P39">Collège Dominique Savio – Lambersart</text:p>
      <text:p text:style-name="P40">Lycée La Salle – Lille</text:p>
      <text:h text:style-name="P41" text:outline-level="2">LOISIRS<text:s/></text:h>
      <text:p text:style-name="P42">Depuis novembre 2024 : Club lecture à la librairie Au Temps Lire, avenue de Dunkerque à Lambersart.</text:p>
      <text:p text:style-name="P43">Depuis septembre 2022 : Cours de théâtre (Théâtre de la Mandarine) comprenant une représentation annuelle.<text:s/></text:p>
      <text:p text:style-name="P44">Lecture, plus particulièrement des romans pour adolescents.<text:s/></text:p>
      <text:p text:style-name="P45">Écriture de courtes histoires.<text:s/></text:p>
      <text:p text:style-name="P46">De 2013 à 2025 : Pratique des arts du cirque au CRAC (Centre Régional des Arts du Cirque) de Lomme.<text:s/></text:p>
      <text:p text:style-name="P47">Musique : éveil<text:s/>musical quand j’étais petite, puis chorale et un an de violon (École de Musique de Lomme).<text:s/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25in" fo:line-height="136%" fo:margin-left="0.0069in" fo:text-indent="-0.0069in">
        <style:tab-stops/>
      </style:paragraph-properties>
      <style:text-properties style:font-name="Calibri" style:font-name-asian="Calibri" style:font-name-complex="Calibri" fo:color="#313231" fo:font-size="10pt" style:font-size-asian="10pt" fo:hyphenate="false"/>
    </style:style>
    <style:style style:name="DefaultParagraphFont" style:display-name="Default Paragraph Font" style:family="text"/>
    <style:style style:name="Titre1" style:display-name="Titre 1" style:family="paragraph" style:next-style-name="Normal" style:default-outline-level="1">
      <style:paragraph-properties fo:keep-with-next="always" fo:keep-together="always" fo:margin-bottom="0in" fo:line-height="106%"/>
      <style:text-properties style:font-name="Calibri" style:font-name-asian="Calibri" style:font-name-complex="Calibri" fo:font-weight="bold" style:font-weight-asian="bold" fo:color="#357DA1" fo:font-size="20pt" style:font-size-asian="20pt" fo:hyphenate="false"/>
    </style:style>
    <style:style style:name="Titre2" style:display-name="Titre 2" style:family="paragraph" style:next-style-name="Normal" style:default-outline-level="2">
      <style:paragraph-properties fo:keep-with-next="always" fo:keep-together="always" fo:margin-bottom="0.05in" fo:line-height="106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357CA2" fo:font-size="10pt" style:font-size-asian="10pt" fo:hyphenate="false"/>
    </style:style>
    <style:style style:name="Policepardéfaut" style:display-name="Police par défaut" style:family="text"/>
    <style:style style:name="Titre2Car" style:display-name="Titre 2 Car" style:family="text">
      <style:text-properties style:font-name="Calibri" style:font-name-asian="Calibri" style:font-name-complex="Calibri" fo:font-weight="bold" style:font-weight-asian="bold" fo:color="#357CA2" fo:font-size="10pt" style:font-size-asian="10pt"/>
    </style:style>
    <style:style style:name="Titre1Car" style:display-name="Titre 1 Car" style:family="text">
      <style:text-properties style:font-name="Calibri" style:font-name-asian="Calibri" style:font-name-complex="Calibri" fo:font-weight="bold" style:font-weight-asian="bold" fo:color="#357DA1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0.6368in" fo:margin-bottom="1in" fo:margin-right="0.8118in" style:num-format="1" style:writing-mode="lr-tb">
        <style:columns fo:column-count="2">
          <style:column style:rel-width="2648*" fo:start-indent="0in" fo:end-indent="0.1104in"/>
          <style:column style:rel-width="7166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V Enora Plouvier</dc:title>
    <dc:subject/>
    <meta:initial-creator>Enora PLOUVIER</meta:initial-creator>
    <dc:creator>Enora PLOUVIER</dc:creator>
    <meta:creation-date>2026-03-04T11:43:00Z</meta:creation-date>
    <dc:date>2026-03-17T18:10:00Z</dc:date>
    <meta:template xlink:href="Normal.dotm" xlink:type="simple"/>
    <meta:editing-cycles>3</meta:editing-cycles>
    <meta:editing-duration>PT3480S</meta:editing-duration>
    <meta:document-statistic meta:page-count="1" meta:paragraph-count="3" meta:word-count="244" meta:character-count="1585" meta:row-count="11" meta:non-whitespace-character-count="1344"/>
  </office:meta>
</office:document-meta>
</file>